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4" style:parent-style-name="Rubrik" style:family="paragraph">
      <style:paragraph-properties fo:text-align="center"/>
    </style:style>
    <style:style style:name="T5" style:parent-style-name="Standardstycketeckensnitt" style:family="text">
      <style:text-properties fo:language="en" fo:country="US"/>
    </style:style>
    <style:style style:name="P6" style:parent-style-name="Rubrik" style:family="paragraph">
      <style:paragraph-properties fo:text-align="center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Rubrik" style:family="paragraph">
      <style:paragraph-properties fo:text-align="center"/>
      <style:text-properties style:font-name="Arial" style:font-name-complex="Arial" fo:font-size="15pt" style:font-size-asian="15pt" style:font-size-complex="15pt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break-before="page"/>
      <style:text-properties style:font-name="Calibri Light" style:font-name-asian="Times New Roman" fo:letter-spacing="-0.0069in" style:letter-kerning="true" fo:font-size="28pt" style:font-size-asian="28pt" style:font-size-complex="28pt"/>
    </style:style>
    <style:style style:name="P12" style:parent-style-name="Liststycke" style:family="paragraph"/>
    <style:style style:name="P13" style:parent-style-name="Normal" style:family="paragraph">
      <style:paragraph-properties>
        <style:tab-stops>
          <style:tab-stop style:type="left" style:position="0.9722in"/>
        </style:tab-stops>
      </style:paragraph-properties>
    </style:style>
  </office:automatic-styles>
  <office:body>
    <office:text text:use-soft-page-breaks="true">
      <text:p text:style-name="P1"/>
      <text:p text:style-name="P4"><text:line-break/><text:span text:style-name="T5">Merge</text:span></text:p>
      <text:p text:style-name="Normal"/>
      <text:p text:style-name="Normal"/>
      <text:p text:style-name="P6"/>
      <text:p text:style-name="P7"/>
      <text:p text:style-name="P8"/>
      <text:p text:style-name="P9">Emil Jons, TDTEA, 2022.</text:p>
      <text:p text:style-name="P10">2022-11-16</text:p>
      <text:p text:style-name="P11"/>
      <text:list text:style-name="LFO1" text:continue-numbering="true">
        <text:list-item>
          <text:p text:style-name="P12">a) Den första int_buffer konstrueraren körs innan man går in i funktionen.</text:p>
        </text:list-item>
      </text:list>
      <text:p text:style-name="Liststycke">b) När man går ur funktionen så körs int_buffer destrueraren.</text:p>
      <text:p text:style-name="Normal">2. I utskriften av funktionen kommer endast icke<text:s/>const versionen av begin() och end() anropas på grund av att funktionens parameter inte är konst. Om man instället skulle använda:</text:p>
      <text:p text:style-name="Normal"><text:s/>f(const int_buffer(10));</text:p>
      <text:p text:style-name="Normal">hade den valt const funktionerna. Dock får man då inte påverka buffern, bara tex skriva ut den.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style:language-asian="sv" style:country-asian="SE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" style:display-name="Rubrik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Hyperlänk" style:display-name="Hyperlänk" style:family="text" style:parent-style-name="Standardstycketeckensnit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löstomnämnande" style:display-name="Olöst omnämnande" style:family="text" style:parent-style-name="Standardstycketeckensnitt">
      <style:text-properties fo:color="#605E5C" fo:background-color="#E1DFDD"/>
    </style:style>
    <style:style style:name="Underrubrik" style:display-name="Underrubrik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UnderrubrikChar" style:display-name="Underrubrik Char" style:family="text" style:parent-style-name="Standardstycketeckensnitt">
      <style:text-properties style:font-name-asian="Times New Roman" fo:color="#5A5A5A" fo:letter-spacing="0.0104in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nvändHyperlänk" style:display-name="AnvändHyperlänk" style:family="text" style:parent-style-name="Standardstycketeckensnit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tteraturförteckning" style:display-name="Litteraturförteckning" style:family="paragraph" style:parent-style-name="Normal" style:next-style-name="Normal">
      <style:text-properties fo:hyphenate="false"/>
    </style:style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F5496" fo:font-size="16pt" style:font-size-asian="16pt" style:font-size-complex="16pt" style:language-asian="sv" style:country-asian="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idhuvud" style:family="paragraph">
      <style:paragraph-properties fo:text-align="end"/>
    </style:style>
    <style:style style:name="T3" style:parent-style-name="Standardstycketeckensnit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Sidhuvud">Emil Jons<text:s/><text:tab/>– Laboration –<text:s/><text:span text:style-name="T3">Merge</text:span><text:s/>–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il Jons</meta:initial-creator>
    <dc:creator>Jons, Emil</dc:creator>
    <meta:creation-date>2022-11-16T16:43:00Z</meta:creation-date>
    <dc:date>2022-11-29T13:13:00Z</dc:date>
    <meta:template xlink:href="Normal.dotm" xlink:type="simple"/>
    <meta:editing-cycles>2</meta:editing-cycles>
    <meta:editing-duration>PT9660S</meta:editing-duration>
    <meta:document-statistic meta:page-count="2" meta:paragraph-count="1" meta:word-count="77" meta:character-count="488" meta:row-count="3" meta:non-whitespace-character-count="412"/>
  </office:meta>
</office:document-meta>
</file>